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Iskoola Pota" svg:font-family="Iskoola Pota" style:font-family-generic="roman"/>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fr" fo:country="FR"/>
    </style:style>
    <style:style style:name="P2" style:parent-style-name="Normal" style:family="paragraph">
      <style:text-properties fo:language="fr" fo:country="FR"/>
    </style:style>
    <style:style style:name="P3" style:parent-style-name="Normal"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rmal" style:family="paragraph">
      <style:paragraph-properties fo:text-align="end"/>
      <style:text-properties fo:language="fr" fo:country="FR"/>
    </style:style>
    <style:style style:name="P7" style:parent-style-name="Normal" style:family="paragraph">
      <style:paragraph-properties fo:text-align="end"/>
      <style:text-properties fo:language="fr" fo:country="FR"/>
    </style:style>
    <style:style style:name="P8" style:parent-style-name="Normal" style:family="paragraph">
      <style:paragraph-properties fo:text-align="center"/>
      <style:text-properties style:text-underline-type="single" style:text-underline-style="solid" style:text-underline-width="auto" style:text-underline-mode="continuous" fo:language="fr" fo:country="FR"/>
    </style:style>
    <style:style style:name="P9" style:parent-style-name="Normal" style:family="paragraph">
      <style:paragraph-properties fo:text-align="center"/>
      <style:text-properties style:text-underline-type="single" style:text-underline-style="solid" style:text-underline-width="auto" style:text-underline-mode="continuous" fo:language="fr" fo:country="FR"/>
    </style:style>
    <style:style style:name="P10" style:parent-style-name="Normal" style:family="paragraph">
      <style:text-properties fo:language="fr" fo:country="FR"/>
    </style:style>
    <style:style style:name="P11" style:parent-style-name="Normal" style:family="paragraph">
      <style:paragraph-properties fo:text-align="justify"/>
      <style:text-properties fo:language="fr" fo:country="FR"/>
    </style:style>
    <style:style style:name="P12" style:parent-style-name="Normal" style:family="paragraph">
      <style:paragraph-properties fo:text-align="justify"/>
      <style:text-properties fo:language="fr" fo:country="FR"/>
    </style:style>
    <style:style style:name="P13" style:parent-style-name="Normal" style:family="paragraph">
      <style:paragraph-properties fo:text-align="justify"/>
      <style:text-properties fo:language="fr" fo:country="FR"/>
    </style:style>
    <style:style style:name="P14" style:parent-style-name="Normal" style:family="paragraph">
      <style:paragraph-properties fo:text-align="justify"/>
      <style:text-properties fo:language="fr" fo:country="FR"/>
    </style:style>
    <style:style style:name="P15" style:parent-style-name="Normal" style:family="paragraph">
      <style:paragraph-properties fo:text-align="justify"/>
      <style:text-properties fo:language="fr" fo:country="FR"/>
    </style:style>
    <style:style style:name="P16" style:parent-style-name="Normal" style:family="paragraph">
      <style:paragraph-properties fo:text-align="justify"/>
      <style:text-properties fo:language="fr" fo:country="FR"/>
    </style:style>
    <style:style style:name="P17" style:parent-style-name="Normal" style:family="paragraph">
      <style:paragraph-properties fo:text-align="justify"/>
      <style:text-properties fo:language="fr" fo:country="FR"/>
    </style:style>
    <style:style style:name="T18" style:parent-style-name="DefaultParagraphFont" style:family="text">
      <style:text-properties fo:language="fr" fo:country="FR"/>
    </style:style>
  </office:automatic-styles>
  <office:body>
    <office:text text:use-soft-page-breaks="true">
      <text:p text:style-name="P1">Thivain MENIKBOWE<text:tab/></text:p>
      <text:p text:style-name="P2">06 05 85 16 64</text:p>
      <text:p text:style-name="P3">menikbowethivain@gmail.com</text:p>
      <text:p text:style-name="P4">28 rue de Savigny, 91390, Morsang-sur-Orge.</text:p>
      <text:p text:style-name="P5">06/09/2024</text:p>
      <text:p text:style-name="P6">SI-4YOU</text:p>
      <text:p text:style-name="P7">2 Rue du Pont Colbert, 78000 Versailles.</text:p>
      <text:p text:style-name="P8"/>
      <text:p text:style-name="P9">Objet :<text:s/>Candidature pour un stage BTS SIO</text:p>
      <text:p text:style-name="P10"/>
      <text:p text:style-name="P11">Madame/Monsieur,</text:p>
      <text:p text:style-name="P12">Préparant un BTS SIO au lycée Parc de Vilgenis, je souhaite effectuer un stage de 4 semaines dans votre entreprise sur la<text:s/>période du 2 juin au 4 juillet.</text:p>
      <text:p text:style-name="P13">Votre secteur d'activité et la renommée de votre entreprise m'amènent à<text:s/>vous soumettre ma candidature.<text:s/>Je suis convaincu que mon savoir-faire technique me permettra de remplir avec succès les tâches qui me seront confiées.</text:p>
      <text:p text:style-name="P14">Passionné d'informatique, la première année de mon BTS m'a permis de développer et<text:s/>d'affiner mes connaissances. Ce stage me permettrait de mettre en pratique ce que j'ai appris durant mon BTS, tout en découvrant la réalité du monde professionnel. Polyvalent et motivé, j'ai étudié les logiciels [insérer les noms des logiciels] ainsi que les langages de programmation tels que [insérer les langages de programmation].</text:p>
      <text:p text:style-name="P15">Je suis une personne dynamique, rigoureuse et curieuse. J'aime résoudre des problèmes complexes de manière créative et structurée. Ayant été membre de l'association de France de<text:s/>cricket et joueur de cricket, j'ai développé une aisance naturelle et une excellente capacité à travailler en groupe.</text:p>
      <text:p text:style-name="P16">Prêt à m'investir pleinement dans les missions que vous souhaiterez me confier, je serai heureux de développer de nouvelles compétences au sein de votre entreprise. Je reste à votre disposition pour tout renseignement complémentaire.</text:p>
      <text:p text:style-name="P17">Dans l'attente d'une réponse de votre part, veuillez agréer, Madame, Monsieur, l'expression de mes salutations distinguées.</text:p>
      <text:p text:style-name="Normal"><text:span text:style-name="T18">Thivain MENIKBOW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Iskoola Pota" svg:font-family="Iskoola Pota" style:font-family-generic="roman"/>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vain Thewmika</meta:initial-creator>
    <dc:creator>Thivain Thewmika</dc:creator>
    <meta:creation-date>2024-09-11T17:09:00Z</meta:creation-date>
    <dc:date>2024-09-13T20:49:00Z</dc:date>
    <meta:template xlink:href="Normal" xlink:type="simple"/>
    <meta:editing-cycles>2</meta:editing-cycles>
    <meta:editing-duration>PT180S</meta:editing-duration>
    <meta:document-statistic meta:page-count="1" meta:paragraph-count="3" meta:word-count="252" meta:character-count="1691" meta:row-count="12" meta:non-whitespace-character-count="1442"/>
  </office:meta>
</office:document-meta>
</file>